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language="en" fo:country="GB" officeooo:rsid="001fd2e1" officeooo:paragraph-rsid="001fd2e1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en" fo:country="GB" officeooo:rsid="002a0cba" officeooo:paragraph-rsid="002a0cba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en" fo:country="GB" officeooo:rsid="001fd2e1" officeooo:paragraph-rsid="001fd2e1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language="en" fo:country="GB" officeooo:rsid="001fd2e1" officeooo:paragraph-rsid="001fd2e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language="en" fo:country="GB" officeooo:rsid="002a0cba" officeooo:paragraph-rsid="002a0cba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2a0cba" officeooo:paragraph-rsid="002a0cba" style:font-size-asian="10.5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70685" style:font-size-asian="14pt" style:font-size-complex="14pt"/>
    </style:style>
    <style:style style:name="T3" style:family="text">
      <style:text-properties fo:font-size="14pt" officeooo:rsid="00336947" style:font-size-asian="14pt" style:font-size-complex="14pt"/>
    </style:style>
    <style:style style:name="T4" style:family="text">
      <style:text-properties officeooo:rsid="00270685"/>
    </style:style>
    <style:style style:name="T5" style:family="text">
      <style:text-properties officeooo:rsid="00285bd3"/>
    </style:style>
    <style:style style:name="T6" style:family="text">
      <style:text-properties officeooo:rsid="0028b72f"/>
    </style:style>
    <style:style style:name="T7" style:family="text">
      <style:text-properties officeooo:rsid="0031b19e"/>
    </style:style>
    <style:style style:name="T8" style:family="text">
      <style:text-properties fo:language="en" fo:country="GB"/>
    </style:style>
    <style:style style:name="T9" style:family="text">
      <style:text-properties officeooo:rsid="00336947"/>
    </style:style>
    <style:style style:name="T10" style:family="text">
      <style:text-properties officeooo:rsid="00373699"/>
    </style:style>
    <style:style style:name="T11" style:family="text">
      <style:text-properties officeooo:rsid="003912a2"/>
    </style:style>
    <style:style style:name="T12" style:family="text">
      <style:text-properties officeooo:rsid="003b1f5f"/>
    </style:style>
    <style:style style:name="T13" style:family="text">
      <style:text-properties officeooo:rsid="003dc4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commend</text:span><text:span text:style-name="T2">ation</text:span><text:span text:style-name="T1"> systems in </text:span><text:span text:style-name="T3">streaming</text:span><text:span text:style-name="T1"> entertainment</text:span></text:p>
      <text:p text:style-name="P2">Michael Krištof</text:p>
      <text:p text:style-name="P3"/>
      <text:p text:style-name="P4">With the sudden rise of <text:span text:style-name="T5">the </text:span>streaming <text:span text:style-name="T5">medium </text:span>as the primary source of moneti<text:span text:style-name="T7">s</text:span>ation stemming from the <text:span text:style-name="T5">film</text:span> entertainment industry, <text:span text:style-name="T4">it is apparent that the need to leverage </text:span><text:span text:style-name="T5">methods for user retention </text:span><text:span text:style-name="T4">within the framework of streaming services is ever greater. </text:span><text:span text:style-name="T5">Though such a metric is the end result of the combined effort of </text:span><text:span text:style-name="T11">a </text:span><text:span text:style-name="T5">plethora of various corporate bodies, this article shall focus primarily on recommendation systems as a mechanism to improve user experience, boost engagement and </text:span><text:span text:style-name="T7">increase </text:span><text:span text:style-name="T5">user retention. Within the context of recommendation systems, all of these metrics share a common mechanism – that of user feedback, </text:span><text:span text:style-name="T13">whether direct or indirect</text:span><text:span text:style-name="T5">, which shall constitute the basis of most explored models. </text:span><text:span text:style-name="T4">To this end, many different approaches </text:span><text:span text:style-name="T12">to</text:span><text:span text:style-name="T4"> formulations and algorithms have been </text:span><text:span text:style-name="T5">attempted and/or deployed</text:span><text:span text:style-name="T4">, </text:span><text:span text:style-name="T5">only </text:span><text:span text:style-name="T10">a </text:span><text:span text:style-name="T4">few of which have proven themselves effective in praxis, </text:span><text:span text:style-name="T6">as the article will explore within the confines of the Netflix Prize </text:span><text:span text:style-name="T9">algorithm competition</text:span><text:span text:style-name="T6">, followed by an industry analysis.</text:span><text:span text:style-name="T4"> Firstly, this article aims to explore the process</text:span><text:span text:style-name="T10">es</text:span><text:span text:style-name="T4"> behind the choosing of these approaches, analyze both their </text:span><text:span text:style-name="T5">theoretical </text:span><text:span text:style-name="T4">strengths and their weaknesses, </text:span><text:span text:style-name="T6">and then</text:span><text:span text:style-name="T4"> </text:span><text:span text:style-name="T5">compare the results of their deployment with projected ones. </text:span><text:span text:style-name="T6">Subsequently, the chosen models are to be </text:span><text:span text:style-name="T4">evaluate</text:span><text:span text:style-name="T6">d</text:span><text:span text:style-name="T4"> amongst their alternatives </text:span><text:span text:style-name="T6">with the goal of selecting the best-performing ones, to be compared with modern, industry-standard options.</text:span><text:span text:style-name="T4"> </text:span><text:span text:style-name="T6"><text:s/></text:span></text:p>
      <text:p text:style-name="P4"/>
      <text:p text:style-name="P4"/>
      <text:p text:style-name="P6"><text:span text:style-name="T8">Primary source: </text:span><text:a xlink:type="simple" xlink:href="https://link.springer.com/content/pdf/10.1007/978-1-4899-7637-6_11?pdf=chapter%20toc" text:style-name="Internet_20_link" text:visited-style-name="Visited_20_Internet_20_Link"><text:span text:style-name="T8">https://link.springer.com/content/pdf/10.1007/978-1-4899-7637-6_11?pdf=chapter%20toc</text:span></text:a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3:26:11.862931558</meta:creation-date>
    <dc:date>2024-10-06T18:08:24.647680931</dc:date>
    <meta:editing-duration>PT31M23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1" meta:paragraph-count="4" meta:word-count="226" meta:character-count="1591" meta:non-whitespace-character-count="1366"/>
  </office:meta>
</office:document-meta>
</file>